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scadia Code1" svg:font-family="'Cascadia Code'" style:font-pitch="fixed"/>
    <style:font-face style:name="Cascadia Code2" svg:font-family="'Cascadia Code'" style:font-adornments="Regular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scadia Code" svg:font-family="'Cascadia Code'" style:font-family-generic="roman" style:font-pitch="variable"/>
    <style:font-face style:name="Liberation Sans" svg:font-family="'Liberation Sans'" style:font-family-generic="roman" style:font-pitch="variable"/>
    <style:font-face style:name="Segoe UI Emoji" svg:font-family="'Segoe UI Emoji'" style:font-family-generic="roman" style:font-pitch="variable"/>
    <style:font-face style:name="Calibri1" svg:font-family="Calibri" style:font-family-generic="system" style:font-pitch="variable"/>
    <style:font-face style:name="Cascadia Code3" svg:font-family="'Cascadia Code'" style:font-family-generic="system" style:font-pitch="variable"/>
    <style:font-face style:name="Courier New1" svg:font-family="'Courier New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 Emoji1" svg:font-family="'Segoe UI Emoj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.282cm" style:contextual-spacing="false" fo:text-align="end" style:justify-single-word="false"/>
      <style:text-properties fo:font-size="9pt" fo:language="en" fo:country="US" officeooo:paragraph-rsid="000a6258" style:font-size-asian="9pt" style:language-asian="en" style:country-asian="US" style:font-size-complex="9pt" style:language-complex="ar" style:country-complex="SA"/>
    </style:style>
    <style:style style:name="P2" style:family="paragraph" style:parent-style-name="Standard">
      <style:paragraph-properties fo:margin-top="0cm" fo:margin-bottom="0.282cm" style:contextual-spacing="false"/>
    </style:style>
    <style:style style:name="P3" style:family="paragraph" style:parent-style-name="Standard">
      <style:paragraph-properties fo:margin-top="0cm" fo:margin-bottom="0.282cm" style:contextual-spacing="false"/>
      <style:text-properties fo:font-weight="bold" officeooo:rsid="001a525c" officeooo:paragraph-rsid="001a525c" style:font-weight-asian="bold" style:font-weight-complex="bold"/>
    </style:style>
    <style:style style:name="P4" style:family="paragraph" style:parent-style-name="Footer">
      <style:paragraph-properties fo:text-align="center" style:justify-single-word="false"/>
      <style:text-properties style:use-window-font-color="true" loext:opacity="0%" fo:background-color="transparent"/>
    </style:style>
    <style:style style:name="P5" style:family="paragraph" style:parent-style-name="Heading_20_1">
      <style:paragraph-properties fo:text-align="center" style:justify-single-word="false" fo:break-before="page"/>
    </style:style>
    <style:style style:name="P6" style:family="paragraph" style:parent-style-name="Standard">
      <style:text-properties style:font-name="Cascadia Code"/>
    </style:style>
    <style:style style:name="P7" style:family="paragraph" style:parent-style-name="Standard">
      <style:text-properties style:font-name="Cascadia Code" fo:font-size="10pt" style:font-size-asian="10pt" style:font-size-complex="10pt"/>
    </style:style>
    <style:style style:name="P8" style:family="paragraph" style:parent-style-name="Standard">
      <style:text-properties fo:font-size="10pt" officeooo:paragraph-rsid="0014120a" style:font-size-asian="10pt" style:font-size-complex="10pt"/>
    </style:style>
    <style:style style:name="P9" style:family="paragraph" style:parent-style-name="Standard">
      <style:text-properties fo:font-size="10pt" officeooo:rsid="00177720" officeooo:paragraph-rsid="00177720" style:font-size-asian="10pt" style:font-size-complex="10pt"/>
    </style:style>
    <style:style style:name="P10" style:family="paragraph" style:parent-style-name="Subtitle">
      <style:text-properties style:use-window-font-color="true" loext:opacity="0%" style:font-name="Cascadia Code" fo:font-weight="bold" style:font-weight-asian="bold" style:font-weight-complex="bold"/>
    </style:style>
    <style:style style:name="P11" style:family="paragraph" style:parent-style-name="Heading_20_1" style:master-page-name="Standard">
      <style:paragraph-properties fo:margin-top="0.423cm" fo:margin-bottom="0cm" style:contextual-spacing="false" fo:text-align="center" style:justify-single-word="false" style:page-number="auto"/>
    </style:style>
    <style:style style:name="P12" style:family="paragraph" style:parent-style-name="List_20_Paragraph" style:list-style-name="WWNum1"/>
    <style:style style:name="P13" style:family="paragraph" style:parent-style-name="List_20_Paragraph" style:list-style-name="WWNum1">
      <style:text-properties officeooo:paragraph-rsid="001a96f1"/>
    </style:style>
    <style:style style:name="P14" style:family="paragraph" style:parent-style-name="List_20_Paragraph" style:list-style-name="WWNum1">
      <style:text-properties style:font-name="Cascadia Code" fo:font-size="10pt" officeooo:rsid="000df6a6" officeooo:paragraph-rsid="000df6a6" style:font-size-asian="10pt" style:font-size-complex="10pt"/>
    </style:style>
    <style:style style:name="P15" style:family="paragraph" style:parent-style-name="List_20_Paragraph" style:list-style-name="WWNum1">
      <style:text-properties style:font-name="Cascadia Code1" fo:font-size="10pt" officeooo:rsid="0010a291" officeooo:paragraph-rsid="0010a291" style:font-size-asian="10pt" style:font-size-complex="10pt"/>
    </style:style>
    <style:style style:name="P16" style:family="paragraph" style:parent-style-name="Standard">
      <style:text-properties style:font-name="Cascadia Code" fo:font-size="10pt" style:font-size-asian="10pt" style:font-size-complex="10pt"/>
    </style:style>
    <style:style style:name="P17" style:family="paragraph" style:parent-style-name="Standard">
      <style:text-properties style:font-name="Cascadia Code1" fo:font-size="10pt" officeooo:rsid="0014120a" officeooo:paragraph-rsid="00177720" style:font-size-asian="10pt" style:font-size-complex="10pt"/>
    </style:style>
    <style:style style:name="P18" style:family="paragraph" style:parent-style-name="Standard">
      <style:paragraph-properties fo:margin-top="0cm" fo:margin-bottom="0.282cm" style:contextual-spacing="false"/>
      <style:text-properties style:use-window-font-color="true" loext:opacity="0%" style:font-name="Cascadia Code1" fo:font-size="10pt" fo:language="fr" fo:country="FR" fo:font-weight="bold" officeooo:rsid="001a525c" officeooo:paragraph-rsid="001a525c" style:letter-kerning="false" style:font-name-asian="Calibri1" style:font-size-asian="10pt" style:language-asian="en" style:country-asian="US" style:font-weight-asian="bold" style:font-name-complex="Noto Sans Arabic UI" style:font-size-complex="10pt" style:language-complex="ar" style:country-complex="SA" style:font-weight-complex="bold"/>
    </style:style>
    <style:style style:name="T1" style:family="text">
      <style:text-properties style:font-name="Cascadia Code1"/>
    </style:style>
    <style:style style:name="T2" style:family="text">
      <style:text-properties style:font-name="Cascadia Code1" fo:font-style="italic" fo:font-weight="bold" fo:background-color="#ff8000" loext:char-shading-value="0" style:font-style-asian="italic" style:font-weight-asian="bold" style:font-style-complex="italic" style:font-weight-complex="bold"/>
    </style:style>
    <style:style style:name="T3" style:family="text">
      <style:text-properties style:font-name="Cascadia Code1" officeooo:rsid="00061ea6"/>
    </style:style>
    <style:style style:name="T4" style:family="text">
      <style:text-properties style:font-name="Cascadia Code1" officeooo:rsid="000bb476"/>
    </style:style>
    <style:style style:name="T5" style:family="text">
      <style:text-properties style:font-name="Cascadia Code1" officeooo:rsid="0014120a"/>
    </style:style>
    <style:style style:name="T6" style:family="text">
      <style:text-properties fo:color="#004fff" loext:opacity="100%" style:font-name="Cascadia Code1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d9ab01" loext:opacity="100%" style:font-name="Cascadia Code" fo:font-size="48pt" fo:text-shadow="1pt 1pt" fo:font-weight="bold" style:font-size-asian="48pt" style:font-weight-asian="bold" style:font-size-complex="48pt" style:font-weight-complex="bold"/>
    </style:style>
    <style:style style:name="T8" style:family="text">
      <style:text-properties fo:color="#d9ab01" loext:opacity="100%" style:font-name="Cascadia Code" fo:font-style="italic" fo:text-shadow="1pt 1pt" fo:font-weight="bold" fo:background-color="transparent" loext:char-shading-value="0" style:font-style-asian="italic" style:font-weight-asian="bold" style:font-style-complex="italic" style:font-weight-complex="bold"/>
    </style:style>
    <style:style style:name="T9" style:family="text">
      <style:text-properties fo:color="#d9ab01" loext:opacity="100%" style:font-name="Cascadia Code" fo:font-style="italic" fo:text-shadow="1pt 1pt" fo:font-weight="bold" officeooo:rsid="0014120a" fo:background-color="transparent" loext:char-shading-value="0" style:font-style-asian="italic" style:font-weight-asian="bold" style:font-style-complex="italic" style:font-weight-complex="bold"/>
    </style:style>
    <style:style style:name="T10" style:family="text">
      <style:text-properties fo:color="#d9ab01" loext:opacity="100%" style:font-name="Cascadia Code" fo:font-size="10pt" fo:font-style="italic" fo:text-shadow="1pt 1pt" fo:font-weight="bold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11" style:family="text">
      <style:text-properties fo:color="#d9ab01" loext:opacity="100%" style:font-name="Cascadia Code" fo:font-size="15pt" fo:font-style="italic" fo:text-shadow="1pt 1pt" fo:font-weight="bold" fo:background-color="transparent" loext:char-shading-value="0" style:font-size-asian="15pt" style:font-style-asian="italic" style:font-weight-asian="bold" style:font-size-complex="15pt" style:font-style-complex="italic" style:font-weight-complex="bold"/>
    </style:style>
    <style:style style:name="T12" style:family="text">
      <style:text-properties style:font-name="Cascadia Code" fo:font-size="48pt" fo:text-shadow="1pt 1pt" fo:font-weight="bold" style:font-size-asian="48pt" style:font-weight-asian="bold" style:font-size-complex="48pt" style:font-weight-complex="bold"/>
    </style:style>
    <style:style style:name="T13" style:family="text">
      <style:text-properties style:font-name="Cascadia Code" fo:font-size="10pt" style:font-size-asian="10pt" style:font-size-complex="10pt"/>
    </style:style>
    <style:style style:name="T14" style:family="text">
      <style:text-properties style:font-name="Cascadia Code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Cascadia Code" fo:font-size="15pt" fo:font-weight="bold" style:font-size-asian="15pt" style:font-weight-asian="bold" style:font-size-complex="15pt" style:font-weight-complex="bold"/>
    </style:style>
    <style:style style:name="T16" style:family="text">
      <style:text-properties style:use-window-font-color="true" loext:opacity="0%" style:font-name="Cascadia Code" fo:font-weight="bold" style:font-weight-asian="bold" style:font-weight-complex="bold"/>
    </style:style>
    <style:style style:name="T17" style:family="text">
      <style:text-properties fo:color="#2f5496" loext:opacity="100%" style:font-name="Cascadia Code" fo:font-style="italic" fo:text-shadow="1pt 1pt" fo:font-weight="bold" style:font-style-asian="italic" style:font-weight-asian="bold" style:font-style-complex="italic" style:font-weight-complex="bold"/>
    </style:style>
    <style:style style:name="T18" style:family="text">
      <style:text-properties fo:color="#2f5496" loext:opacity="100%" style:font-name="Cascadia Code" fo:font-style="italic" fo:text-shadow="1pt 1pt" fo:font-weight="bold" officeooo:rsid="0014120a" style:font-style-asian="italic" style:font-weight-asian="bold" style:font-style-complex="italic" style:font-weight-complex="bold"/>
    </style:style>
    <style:style style:name="T19" style:family="text">
      <style:text-properties fo:color="#2f5496" loext:opacity="100%" style:font-name="Cascadia Code" fo:font-size="10pt" fo:font-style="italic" fo:text-shadow="1pt 1pt" fo:font-weight="bold" style:font-size-asian="10pt" style:font-style-asian="italic" style:font-weight-asian="bold" style:font-size-complex="10pt" style:font-style-complex="italic" style:font-weight-complex="bold"/>
    </style:style>
    <style:style style:name="T20" style:family="text">
      <style:text-properties fo:color="#2f5496" loext:opacity="100%" style:font-name="Cascadia Code" fo:font-size="15pt" fo:font-style="italic" fo:text-shadow="1pt 1pt" fo:font-weight="bold" style:font-size-asian="15pt" style:font-style-asian="italic" style:font-weight-asian="bold" style:font-size-complex="15pt" style:font-style-complex="italic" style:font-weight-complex="bold"/>
    </style:style>
    <style:style style:name="T21" style:family="text">
      <style:text-properties style:font-name="Segoe UI Emoji" fo:font-size="10pt" style:font-size-asian="10pt" style:font-name-complex="Segoe UI Emoji1" style:font-size-complex="10pt"/>
    </style:style>
    <style:style style:name="T22" style:family="text">
      <style:text-properties style:font-name="Segoe UI Emoji" style:font-name-complex="Segoe UI Emoji1"/>
    </style:style>
    <style:style style:name="T23" style:family="text">
      <style:text-properties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T7">Modular</text:span><text:span text:style-name="T12">Framework</text:span></text:h>
      <text:p text:style-name="P6"/>
      <text:p text:style-name="Subtitle"><text:span text:style-name="T16">Hmm mais c’est quoi </text:span><text:span text:style-name="T8">Modular</text:span><text:span text:style-name="T17">Framework</text:span><text:span text:style-name="T16"> ?</text:span></text:p>
      <text:p text:style-name="Standard"><text:span text:style-name="T10">Modular</text:span><text:span text:style-name="T19">Framework</text:span><text:span text:style-name="T13"> est comme son nom l’indique, est un « Micro-Framework », permettant de créer des applications « modulaires ».</text:span></text:p>
      <text:p text:style-name="P7"/>
      <text:p text:style-name="P10">Ici on retrouve la notion de « modules » mais pourquoi et comment ?</text:p>
      <text:p text:style-name="Standard"><text:span text:style-name="T13">Avec </text:span><text:span text:style-name="T10">Modular</text:span><text:span text:style-name="T19">Framework</text:span><text:span text:style-name="T13">, en tant que développeur, vous pouvez créer des « modules », interne ou externe (sur le système de fichiers, exportable), de manière facile est optimisé ;</text:span></text:p>
      <text:p text:style-name="P7">Par exemple dans un lecteur vidéo, vous pouvez avoir un module de décodage vidéo, et un autre pour l’encodage.</text:p>
      <text:p text:style-name="Standard"><text:span text:style-name="T13">Vous avez moyen également d’utiliser </text:span><text:span text:style-name="T10">Modular</text:span><text:span text:style-name="T19">Framework</text:span><text:span text:style-name="T13"> pour créer des jeux-vidéos, avec la notion de modularité avec les « modules ».</text:span></text:p>
      <text:p text:style-name="Standard"><text:span text:style-name="T13">Vous avez la possibilité de créer des modules exportables sur le système de fichiers, sous forme d’archive jar </text:span><text:span text:style-name="T14">(.modlr), </text:span><text:span text:style-name="T13"><text:s/>mais également la possibilité de créer des modules « internes »,</text:span></text:p>
      <text:p text:style-name="P7">C’est-à-dire la possibilité de pouvoir créer des modules dans le code, dans une bibliothèque Java …</text:p>
      <text:p text:style-name="P6"/>
      <text:h text:style-name="P5" text:outline-level="1"><text:span text:style-name="T15">Développement de la version 3.x de </text:span><text:span text:style-name="T11">Modular</text:span><text:span text:style-name="T20">Framework</text:span></text:h>
      <text:p text:style-name="Standard"/>
      <text:p text:style-name="Standard"><text:span text:style-name="T13">Le développement de la version 3.x de </text:span><text:span text:style-name="T10">Modular</text:span><text:span text:style-name="T19">Framework</text:span><text:span text:style-name="T13">, sera organisé, détaillé et documenté, de sorte que l’on peut apercevoir l’historique du développement du projet.</text:span></text:p>
      <text:p text:style-name="P7"/>
      <text:p text:style-name="P7">La Todo-List :</text:p>
      <text:list xml:id="list1052934122" text:style-name="WWNum1">
        <text:list-item>
          <text:p text:style-name="P12"><text:span text:style-name="T13">Initialisation de la branche </text:span><text:span text:style-name="T14">v3-stable</text:span><text:span text:style-name="T13">, projet en </text:span><text:span text:style-name="T14">Kotlin</text:span><text:span text:style-name="T13">, </text:span><text:span text:style-name="T14">Gradle.<text:tab/><text:tab/><text:tab/></text:span><text:span text:style-name="T21">✅</text:span></text:p>
        </text:list-item>
        <text:list-item>
          <text:p text:style-name="P13"><text:span text:style-name="T13">Écriture de la classe de lancement (pour les tests).<text:tab/><text:tab/><text:tab/><text:tab/><text:tab/></text:span><text:span text:style-name="T21">✅</text:span></text:p>
        </text:list-item>
        <text:list-item>
          <text:p text:style-name="P14">Création de la structure du projet.<text:tab/><text:tab/><text:tab/><text:tab/><text:tab/><text:tab/><text:tab/><text:tab/><text:span text:style-name="T22">⭕</text:span></text:p>
        </text:list-item>
        <text:list-item>
          <text:p text:style-name="P15"><text:span text:style-name="T23">Écriture du moteur de Modules<text:tab/><text:tab/><text:tab/><text:tab/><text:tab/><text:tab/><text:tab/><text:tab/><text:tab/></text:span><text:span text:style-name="T22">⭕</text:span></text:p>
        </text:list-item>
        <text:list-item>
          <text:p text:style-name="P15"><text:span text:style-name="T23">Écriture du moteur de Sources, création du fileWatcher<text:tab/><text:tab/><text:tab/><text:tab/><text:tab/></text:span><text:span text:style-name="T22">⭕</text:span></text:p>
        </text:list-item>
      </text:list>
      <text:p text:style-name="P2"/>
      <text:p text:style-name="P3"><text:span text:style-name="T1">Dépôts </text:span>:</text:p>
      <text:p text:style-name="P8"><text:span text:style-name="T5">La version 3.x de </text:span><text:span text:style-name="T9">Modular</text:span><text:span text:style-name="T18">Framework </text:span><text:span text:style-name="T5">intégrera un Système de « Dépôts » avec notamment un gestionnaire de paquets pour installer facilement un module.</text:span></text:p>
      <text:p text:style-name="P17"/>
      <text:p text:style-name="P18">Sources :</text:p>
      <text:p text:style-name="P9"><text:span text:style-name="T5">U</text:span><text:span text:style-name="T1">n système de « Source » permettant de charger et répertorier la liste de modules, servira à gérer dynamiquement les modules de manière dynamique, par exemple un développeur peut ajouter ça propre sourc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scadia Code1" svg:font-family="'Cascadia Code'" style:font-pitch="fixed"/>
    <style:font-face style:name="Cascadia Code2" svg:font-family="'Cascadia Code'" style:font-adornments="Regular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scadia Code" svg:font-family="'Cascadia Code'" style:font-family-generic="roman" style:font-pitch="variable"/>
    <style:font-face style:name="Liberation Sans" svg:font-family="'Liberation Sans'" style:font-family-generic="roman" style:font-pitch="variable"/>
    <style:font-face style:name="Segoe UI Emoji" svg:font-family="'Segoe UI Emoji'" style:font-family-generic="roman" style:font-pitch="variable"/>
    <style:font-face style:name="Calibri1" svg:font-family="Calibri" style:font-family-generic="system" style:font-pitch="variable"/>
    <style:font-face style:name="Cascadia Code3" svg:font-family="'Cascadia Code'" style:font-family-generic="system" style:font-pitch="variable"/>
    <style:font-face style:name="Courier New1" svg:font-family="'Courier New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 Emoji1" svg:font-family="'Segoe UI Emoj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Subtitle" style:family="paragraph" style:parent-style-name="Standard" style:next-style-name="Standard" style:default-outline-level="" style:class="chapter">
      <style:text-properties fo:color="#5a5a5a" loext:opacity="100%" fo:letter-spacing="0.026cm" style:font-name-asian="Calibri1" style:font-family-asian="Calibri" style:font-family-generic-asian="system" style:font-pitch-asian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default-outline-level="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Sous-titre_20_Car" style:display-name="Sous-titre Car" style:family="text" style:parent-style-name="Default_20_Paragraph_20_Font">
      <style:text-properties fo:color="#5a5a5a" loext:opacity="100%" fo:letter-spacing="0.026cm" style:font-name-asian="Calibri1" style:font-family-asian="Calibri" style:font-family-generic-asian="system" style:font-pitch-asian="variable"/>
    </style:style>
    <style:style style:name="ListLabel_20_1" style:display-name="ListLabel 1" style:family="text">
      <style:text-properties style:font-name-complex="Cascadia Code3" style:font-family-complex="'Cascadia Code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scadia Code2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282cm" style:contextual-spacing="false" fo:text-align="end" style:justify-single-word="false"/>
      <style:text-properties fo:font-size="9pt" fo:language="en" fo:country="US" officeooo:paragraph-rsid="000a6258" style:font-size-asian="9pt" style:language-asian="en" style:country-asian="US" style:font-size-complex="9pt" style:language-complex="ar" style:country-complex="SA"/>
    </style:style>
    <style:style style:name="MP2" style:family="paragraph" style:parent-style-name="Footer">
      <style:paragraph-properties fo:text-align="center" style:justify-single-word="false"/>
      <style:text-properties style:use-window-font-color="true" loext:opacity="0%" fo:background-color="transparent"/>
    </style:style>
    <style:style style:name="MT1" style:family="text">
      <style:text-properties style:font-name="Cascadia Code1" fo:font-style="italic" fo:font-weight="bold" fo:background-color="#ff8000" loext:char-shading-value="0" style:font-style-asian="italic" style:font-weight-asian="bold" style:font-style-complex="italic" style:font-weight-complex="bold"/>
    </style:style>
    <style:style style:name="MT2" style:family="text">
      <style:text-properties fo:color="#004fff" loext:opacity="100%" style:font-name="Cascadia Code1" fo:font-style="italic" fo:font-weight="bold" style:font-style-asian="italic" style:font-weight-asian="bold" style:font-style-complex="italic" style:font-weight-complex="bold"/>
    </style:style>
    <style:style style:name="MT3" style:family="text">
      <style:text-properties style:font-name="Cascadia Code1"/>
    </style:style>
    <style:style style:name="MT4" style:family="text">
      <style:text-properties style:font-name="Cascadia Code1" officeooo:rsid="00061ea6"/>
    </style:style>
    <style:style style:name="MT5" style:family="text">
      <style:text-properties style:font-name="Cascadia Code1" officeooo:rsid="000bb476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un</text:span><text:span text:style-name="MT2">Project.org </text:span><text:span text:style-name="MT3">– </text:span><text:span text:style-name="MT4">A Free and open community. </text:span><text:span text:style-name="MT5">| by Sundev79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5T09:00:00</meta:creation-date>
    <meta:initial-creator>Léonard Chabot</meta:initial-creator>
    <dc:language>fr-FR</dc:language>
    <dc:date>2021-02-14T22:43:11.473642670</dc:date>
    <meta:editing-cycles>55</meta:editing-cycles>
    <meta:editing-duration>P1DT23H53M44S</meta:editing-duration>
    <meta:generator>LibreOffice/7.0.4.2$Linux_X86_64 LibreOffice_project/00$Build-2</meta:generator>
    <meta:document-statistic meta:table-count="0" meta:image-count="0" meta:object-count="0" meta:page-count="2" meta:paragraph-count="23" meta:word-count="304" meta:character-count="1885" meta:non-whitespace-character-count="1582"/>
    <meta:user-defined meta:name="AppVersion">15.0000</meta:user-defined>
    <meta:template xlink:type="simple" xlink:actuate="onRequest" xlink:title="Normal.dotm" xlink:href=""/>
  </office:meta>
</office:document-meta>
</file>